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409DE8E505B60C0679D.png" manifest:media-type="image/png"/>
  <manifest:file-entry manifest:full-path="Pictures/100000000000044D000003E856191E40F5FB7C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char" svg:x="0cm" svg:y="10.94cm" svg:width="17cm" svg:height="13.72cm" draw:z-index="0"><draw:image xlink:href="Pictures/100000000000050000000409DE8E505B60C0679D.png" xlink:type="simple" xlink:show="embed" xlink:actuate="onLoad" draw:mime-type="image/png"/></draw:frame><draw:frame draw:style-name="fr1" draw:name="Bild2" text:anchor-type="char" svg:width="17cm" svg:height="15.439cm" draw:z-index="1"><draw:image xlink:href="Pictures/100000000000044D000003E856191E40F5FB7C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2T08:53:19.919000000</meta:creation-date>
    <dc:date>2021-07-12T08:54:28.877000000</dc:date>
    <meta:editing-duration>PT1M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1.4.2$Windows_X86_64 LibreOffice_project/a529a4fab45b75fefc5b6226684193eb000654f6</meta:generator>
  </office:meta>
</office:document-meta>
</file>